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officeooo:rsid="00611e5e" officeooo:paragraph-rsid="00611e5e" style:font-name-asian="Noto Serif CJK KR1" style:font-name-complex="Noto Serif CJK KR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리눅스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3T10:38:57.380984432</dc:date>
    <meta:editing-duration>PT12H45M35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4" meta:character-count="5" meta:non-whitespace-character-count="4"/>
  </office:meta>
</office:document-meta>
</file>